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56pt"/>
    </style:style>
    <style:style style:name="co2" style:family="table-column">
      <style:table-column-properties fo:break-before="auto" style:column-width="951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PageStyle_5f_workload_20_1">
      <style:table-properties table:display="true" style:writing-mode="lr-tb"/>
    </style:style>
    <style:style style:name="ta2" style:family="table" style:master-page-name="PageStyle_5f_workload_20_2">
      <style:table-properties table:display="true" style:writing-mode="lr-tb"/>
    </style:style>
    <style:style style:name="ta3" style:family="table" style:master-page-name="PageStyle_5f_workload_20_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padding="2.01pt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orkload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4"/>
          <table:table-cell>
            <draw:frame table:end-cell-address="'workload 1'.L15" table:end-x="35.04pt" table:end-y="14pt" draw:z-index="0" draw:name="Chart 1" draw:style-name="gr1" draw:text-style-name="P1" svg:width="368.82pt" svg:height="216.11pt" svg:x="65.54pt" svg:y="14.88pt">
              <loext:p draw:notify-on-update-of-ranges="'workload 1'.B2:'workload 1'.E2 'workload 1'.A3:'workload 1'.A3 'workload 1'.B3:'workload 1'.E3 'workload 1'.A4:'workload 1'.A4 'workload 1'.B4:'workload 1'.E4 'workload 1'.A5:'workload 1'.A5 'workload 1'.B5:'workload 1'.E5 'workload 1'.A6:'workload 1'.A6 'workload 1'.B6:'workload 1'.E6 'workload 1'.A7:'workload 1'.A7 'workload 1'.B7:'workload 1'.E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0" calcext:value-type="float">
            <text:p>0</text:p>
          </table:table-cell>
          <table:table-cell table:style-name="ce2" table:formula="of:=SUM([.C4:.C7])" office:value-type="float" office:value="9692" calcext:value-type="float">
            <text:p>9692</text:p>
          </table:table-cell>
          <table:table-cell table:style-name="ce2" table:formula="of:=SUM([.D4:.D7])" office:value-type="float" office:value="9707" calcext:value-type="float">
            <text:p>9707</text:p>
          </table:table-cell>
          <table:table-cell table:style-name="ce2" table:formula="of:=SUM([.E4:.E7])" office:value-type="float" office:value="9726" calcext:value-type="float">
            <text:p>9726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39" calcext:value-type="float">
            <text:p>3239</text:p>
          </table:table-cell>
          <table:table-cell table:style-name="ce2" office:value-type="float" office:value="3238" calcext:value-type="float">
            <text:p>3238</text:p>
          </table:table-cell>
          <table:table-cell table:style-name="ce2" office:value-type="float" office:value="3236" calcext:value-type="float">
            <text:p>32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51" calcext:value-type="float">
            <text:p>6451</text:p>
          </table:table-cell>
          <table:table-cell table:style-name="ce2" office:value-type="float" office:value="6467" calcext:value-type="float">
            <text:p>6467</text:p>
          </table:table-cell>
          <table:table-cell table:style-name="ce2" office:value-type="float" office:value="6487" calcext:value-type="float">
            <text:p>648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4"/>
          <table:table-cell>
            <draw:frame table:end-cell-address="'workload 1'.L31" table:end-x="35.04pt" table:end-y="4.08pt" draw:z-index="1" draw:name="Chart 2" draw:style-name="gr1" draw:text-style-name="P1" svg:width="368.82pt" svg:height="216.17pt" svg:x="65.54pt" svg:y="12.9pt">
              <loext:p draw:notify-on-update-of-ranges="'workload 1'.B18:'workload 1'.E18 'workload 1'.A19:'workload 1'.A19 'workload 1'.B19:'workload 1'.E19 'workload 1'.A20:'workload 1'.A20 'workload 1'.B20:'workload 1'.E20 'workload 1'.A21:'workload 1'.A21 'workload 1'.B21:'workload 1'.E21 'workload 1'.A22:'workload 1'.A22 'workload 1'.B22:'workload 1'.E22 'workload 1'.A23:'workload 1'.A23 'workload 1'.B23:'workload 1'.E2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0" calcext:value-type="float">
            <text:p>0</text:p>
          </table:table-cell>
          <table:table-cell table:style-name="ce2" table:formula="of:=SUM([.C20:.C23])" office:value-type="float" office:value="3241" calcext:value-type="float">
            <text:p>3241</text:p>
          </table:table-cell>
          <table:table-cell table:style-name="ce2" table:formula="of:=SUM([.D20:.D23])" office:value-type="float" office:value="6478" calcext:value-type="float">
            <text:p>6478</text:p>
          </table:table-cell>
          <table:table-cell table:style-name="ce2" table:formula="of:=SUM([.E20:.E23])" office:value-type="float" office:value="9716" calcext:value-type="float">
            <text:p>97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38" calcext:value-type="float">
            <text:p>3238</text:p>
          </table:table-cell>
          <table:table-cell table:style-name="ce2" office:value-type="float" office:value="3235" calcext:value-type="float">
            <text:p>3235</text:p>
          </table:table-cell>
          <table:table-cell table:style-name="ce2"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6477" calcext:value-type="float">
            <text:p>64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load 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4"/>
          <table:table-cell>
            <draw:frame table:end-cell-address="'workload 2'.L16" table:end-x="35.04pt" table:end-y="1.02pt" draw:z-index="0" draw:name="Chart 1" draw:style-name="gr1" draw:text-style-name="P1" svg:width="368.82pt" svg:height="216.11pt" svg:x="65.54pt" svg:y="14.88pt">
              <loext:p draw:notify-on-update-of-ranges="'workload 2'.B2:'workload 2'.E2 'workload 2'.A3:'workload 2'.A3 'workload 2'.B3:'workload 2'.E3 'workload 2'.A4:'workload 2'.A4 'workload 2'.B4:'workload 2'.E4 'workload 2'.A5:'workload 2'.A5 'workload 2'.B5:'workload 2'.E5 'workload 2'.A6:'workload 2'.A6 'workload 2'.B6:'workload 2'.E6 'workload 2'.A7:'workload 2'.A7 'workload 2'.B7:'workload 2'.E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0" calcext:value-type="float">
            <text:p>0</text:p>
          </table:table-cell>
          <table:table-cell table:style-name="ce2" table:formula="of:=SUM([.C4:.C7])" office:value-type="float" office:value="15252" calcext:value-type="float">
            <text:p>15252</text:p>
          </table:table-cell>
          <table:table-cell table:style-name="ce2" table:formula="of:=SUM([.D4:.D7])" office:value-type="float" office:value="2274" calcext:value-type="float">
            <text:p>2274</text:p>
          </table:table-cell>
          <table:table-cell table:style-name="ce2" table:formula="of:=SUM([.E4:.E7])" office:value-type="float" office:value="2292" calcext:value-type="float">
            <text:p>2292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11" calcext:value-type="float">
            <text:p>13711</text:p>
          </table:table-cell>
          <table:table-cell table:number-columns-repeated="2" table:style-name="ce2"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4"/>
          <table:table-cell>
            <draw:frame table:end-cell-address="'workload 2'.L30" table:end-x="35.04pt" table:end-y="11.08pt" draw:z-index="1" draw:name="Chart 2" draw:style-name="gr1" draw:text-style-name="P1" svg:width="368.82pt" svg:height="216.2pt" svg:x="65.54pt" svg:y="14.91pt">
              <loext:p draw:notify-on-update-of-ranges="'workload 2'.B18:'workload 2'.E18 'workload 2'.A19:'workload 2'.A19 'workload 2'.B19:'workload 2'.E19 'workload 2'.A20:'workload 2'.A20 'workload 2'.B20:'workload 2'.E20 'workload 2'.A21:'workload 2'.A21 'workload 2'.B21:'workload 2'.E21 'workload 2'.A22:'workload 2'.A22 'workload 2'.B22:'workload 2'.E22 'workload 2'.A23:'workload 2'.A23 'workload 2'.B23:'workload 2'.E2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0" calcext:value-type="float">
            <text:p>0</text:p>
          </table:table-cell>
          <table:table-cell table:style-name="ce2" table:formula="of:=SUM([.C20:.C23])" office:value-type="float" office:value="13722" calcext:value-type="float">
            <text:p>13722</text:p>
          </table:table-cell>
          <table:table-cell table:style-name="ce2" table:formula="of:=SUM([.D20:.D23])" office:value-type="float" office:value="14485" calcext:value-type="float">
            <text:p>14485</text:p>
          </table:table-cell>
          <table:table-cell table:style-name="ce2" table:formula="of:=SUM([.E20:.E23])" office:value-type="float" office:value="15247" calcext:value-type="float">
            <text:p>1524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13" calcext:value-type="float">
            <text:p>13713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763" calcext:value-type="float">
            <text:p>76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720" calcext:value-type="float">
            <text:p>13720</text:p>
          </table:table-cell>
          <table:table-cell table:style-name="ce2" office:value-type="float" office:value="14484" calcext:value-type="float">
            <text:p>14484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load 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4"/>
          <table:table-cell>
            <draw:frame table:end-cell-address="'workload 3'.M16" table:end-x="2.95pt" table:end-y="3pt" draw:z-index="0" draw:name="Chart 1" draw:style-name="gr1" draw:text-style-name="P1" svg:width="403.26pt" svg:height="216.11pt" svg:x="65.54pt" svg:y="14.88pt">
              <loext:p draw:notify-on-update-of-ranges="'workload 3'.B2:'workload 3'.E2 'workload 3'.A3:'workload 3'.A3 'workload 3'.B3:'workload 3'.E3 'workload 3'.A4:'workload 3'.A4 'workload 3'.B4:'workload 3'.E4 'workload 3'.A5:'workload 3'.A5 'workload 3'.B5:'workload 3'.E5 'workload 3'.A6:'workload 3'.A6 'workload 3'.B6:'workload 3'.E6 'workload 3'.A7:'workload 3'.A7 'workload 3'.B7:'workload 3'.E7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3025" calcext:value-type="float">
            <text:p>3025</text:p>
          </table:table-cell>
          <table:table-cell table:style-name="ce2" table:formula="of:=SUM([.C4:.C7])" office:value-type="float" office:value="1008" calcext:value-type="float">
            <text:p>1008</text:p>
          </table:table-cell>
          <table:table-cell table:style-name="ce2" table:formula="of:=SUM([.D4:.D7])" office:value-type="float" office:value="2015" calcext:value-type="float">
            <text:p>2015</text:p>
          </table:table-cell>
          <table:table-cell table:style-name="ce2" table:formula="of:=SUM([.E4:.E7])" office:value-type="float" office:value="3022" calcext:value-type="float">
            <text:p>3022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3022" calcext:value-type="float">
            <text:p>3022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4"/>
          <table:table-cell>
            <draw:frame table:end-cell-address="'workload 3'.M31" table:end-x="2.95pt" table:end-y="8.05pt" draw:z-index="1" draw:name="Chart 2" draw:style-name="gr1" draw:text-style-name="P1" svg:width="403.26pt" svg:height="216.14pt" svg:x="65.54pt" svg:y="1.9pt">
              <loext:p draw:notify-on-update-of-ranges="'workload 3'.B18:'workload 3'.E18 'workload 3'.A19:'workload 3'.A19 'workload 3'.B19:'workload 3'.E19 'workload 3'.A20:'workload 3'.A20 'workload 3'.B20:'workload 3'.E20 'workload 3'.A21:'workload 3'.A21 'workload 3'.B21:'workload 3'.E21 'workload 3'.A22:'workload 3'.A22 'workload 3'.B22:'workload 3'.E22 'workload 3'.A23:'workload 3'.A23 'workload 3'.B23:'workload 3'.E23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3025" calcext:value-type="float">
            <text:p>3025</text:p>
          </table:table-cell>
          <table:table-cell table:style-name="ce2" table:formula="of:=SUM([.C20:.C23])" office:value-type="float" office:value="1008" calcext:value-type="float">
            <text:p>1008</text:p>
          </table:table-cell>
          <table:table-cell table:style-name="ce2" table:formula="of:=SUM([.D20:.D23])" office:value-type="float" office:value="2015" calcext:value-type="float">
            <text:p>2015</text:p>
          </table:table-cell>
          <table:table-cell table:style-name="ce2" table:formula="of:=SUM([.E20:.E23])" office:value-type="float" office:value="3022" calcext:value-type="float">
            <text:p>302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022" calcext:value-type="float">
            <text:p>3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load 4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round robin</text:p>
          </table:table-cell>
          <table:table-cell table:number-columns-repeated="4"/>
          <table:table-cell>
            <draw:frame table:end-cell-address="'workload 4'.M16" table:end-x="2.95pt" table:end-y="3.51pt" draw:z-index="1" draw:name="Chart 1" draw:style-name="gr1" draw:text-style-name="P1" svg:width="403.26pt" svg:height="242.79pt" svg:x="65.54pt" svg:y="16.72pt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6786" calcext:value-type="float">
            <text:p>6786</text:p>
          </table:table-cell>
          <table:table-cell table:style-name="ce2" table:formula="of:=SUM([.C4:.C7])" office:value-type="float" office:value="4367" calcext:value-type="float">
            <text:p>4367</text:p>
          </table:table-cell>
          <table:table-cell table:style-name="ce2" table:formula="of:=SUM([.D4:.D7])" office:value-type="float" office:value="6121" calcext:value-type="float">
            <text:p>6121</text:p>
          </table:table-cell>
          <table:table-cell table:style-name="ce2" table:formula="of:=SUM([.E4:.E7])" office:value-type="float" office:value="6793" calcext:value-type="float">
            <text:p>6793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234" calcext:value-type="float">
            <text:p>1234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style-name="ce2" office:value-type="float" office:value="3704" calcext:value-type="float">
            <text:p>3704</text:p>
          </table:table-cell>
          <table:table-cell table:style-name="ce2" office:value-type="float" office:value="2336" calcext:value-type="float">
            <text:p>2336</text:p>
          </table:table-cell>
          <table:table-cell table:style-name="ce2" office:value-type="float" office:value="2870" calcext:value-type="float">
            <text:p>2870</text:p>
          </table:table-cell>
          <table:table-cell table:style-name="ce2" office:value-type="float" office:value="2536" calcext:value-type="float">
            <text:p>253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023" calcext:value-type="float">
            <text:p>3023</text:p>
          </table:table-cell>
          <table:table-cell table:number-columns-repeated="1019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fcfs</text:p>
          </table:table-cell>
          <table:table-cell table:number-columns-repeated="4"/>
          <table:table-cell>
            <draw:frame table:end-cell-address="'workload 4'.M31" table:end-x="2.95pt" table:end-y="11.54pt" draw:z-index="0" draw:name="Chart 2" draw:style-name="gr1" draw:text-style-name="P1" svg:width="403.26pt" svg:height="244.97pt" svg:x="65.54pt" svg:y="4.56pt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1010" calcext:value-type="float">
            <text:p>1010</text:p>
          </table:table-cell>
          <table:table-cell table:style-name="ce2" table:formula="of:=SUM([.C20:.C23])" office:value-type="float" office:value="2245" calcext:value-type="float">
            <text:p>2245</text:p>
          </table:table-cell>
          <table:table-cell table:style-name="ce2" table:formula="of:=SUM([.D20:.D23])" office:value-type="float" office:value="3482" calcext:value-type="float">
            <text:p>3482</text:p>
          </table:table-cell>
          <table:table-cell table:style-name="ce2" table:formula="of:=SUM([.E20:.E23])" office:value-type="float" office:value="4718" calcext:value-type="float">
            <text:p>471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237" calcext:value-type="float">
            <text:p>123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022" calcext:value-type="float">
            <text:p>302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3">
          <table:table-cell/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load 5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round robin</text:p>
          </table:table-cell>
          <table:table-cell table:number-columns-repeated="4"/>
          <table:table-cell>
            <draw:frame table:end-cell-address="'workload 5'.M16" table:end-x="2.95pt" table:end-y="3pt" draw:z-index="1" draw:name="Chart 1" draw:style-name="gr1" draw:text-style-name="P1" svg:width="403.26pt" svg:height="242.79pt" svg:x="65.54pt" svg:y="16.72pt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6371" calcext:value-type="float">
            <text:p>6371</text:p>
          </table:table-cell>
          <table:table-cell table:style-name="ce2" table:formula="of:=SUM([.C4:.C7])" office:value-type="float" office:value="5565" calcext:value-type="float">
            <text:p>5565</text:p>
          </table:table-cell>
          <table:table-cell table:style-name="ce2" table:formula="of:=SUM([.D4:.D7])" office:value-type="float" office:value="5574" calcext:value-type="float">
            <text:p>5574</text:p>
          </table:table-cell>
          <table:table-cell table:style-name="ce2" table:formula="of:=SUM([.E4:.E7])" office:value-type="float" office:value="7326" calcext:value-type="float">
            <text:p>7326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416" calcext:value-type="float">
            <text:p>1416</text:p>
          </table:table-cell>
          <table:table-cell table:style-name="ce2" office:value-type="float" office:value="2291" calcext:value-type="float">
            <text:p>229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style-name="ce2" office:value-type="float" office:value="4436" calcext:value-type="float">
            <text:p>4436</text:p>
          </table:table-cell>
          <table:table-cell table:style-name="ce2" office:value-type="float" office:value="3945" calcext:value-type="float">
            <text:p>3945</text:p>
          </table:table-cell>
          <table:table-cell table:style-name="ce2" office:value-type="float" office:value="3958" calcext:value-type="float">
            <text:p>3958</text:p>
          </table:table-cell>
          <table:table-cell table:style-name="ce2" office:value-type="float" office:value="4835" calcext:value-type="float">
            <text:p>483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200" calcext:value-type="float">
            <text:p>200</text:p>
          </table:table-cell>
          <table:table-cell table:number-columns-repeated="1019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fcfs</text:p>
          </table:table-cell>
          <table:table-cell table:number-columns-repeated="4"/>
          <table:table-cell>
            <draw:frame table:end-cell-address="'workload 5'.M31" table:end-x="2.95pt" table:end-y="11.54pt" draw:z-index="0" draw:name="Chart 2" draw:style-name="gr1" draw:text-style-name="P1" svg:width="403.26pt" svg:height="244.97pt" svg:x="65.54pt" svg:y="4.56pt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203" calcext:value-type="float">
            <text:p>203</text:p>
          </table:table-cell>
          <table:table-cell table:style-name="ce2" table:formula="of:=SUM([.C20:.C23])" office:value-type="float" office:value="4384" calcext:value-type="float">
            <text:p>4384</text:p>
          </table:table-cell>
          <table:table-cell table:style-name="ce2" table:formula="of:=SUM([.D20:.D23])" office:value-type="float" office:value="4858" calcext:value-type="float">
            <text:p>4858</text:p>
          </table:table-cell>
          <table:table-cell table:style-name="ce2" table:formula="of:=SUM([.E20:.E23])" office:value-type="float" office:value="5329" calcext:value-type="float">
            <text:p>532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94" calcext:value-type="float">
            <text:p>2294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415" calcext:value-type="float">
            <text:p>141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004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89" calcext:value-type="float">
            <text:p>1489</text:p>
          </table:table-cell>
          <table:table-cell table:style-name="ce2" office:value-type="float" office:value="2639" calcext:value-type="float">
            <text:p>2639</text:p>
          </table:table-cell>
          <table:table-cell table:style-name="ce2" office:value-type="float" office:value="2907" calcext:value-type="float">
            <text:p>290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3">
          <table:table-cell/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ME" table:style-name="ta5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Cells corresponding to total ticsk are computed as the sum of the rest of the values for each pro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values in the cells are examples, you should substitute all of them (except the value for total tick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your workloads haver more than 3 processes you can add more colum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you execute more than 3 workloads you can add more sheets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load_20_1" style:display-name="PageStyle_workloa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2" style:display-name="PageStyle_workload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3" style:display-name="PageStyle_workloa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18:10:46.606026995</dc:date>
    <meta:editing-cycles>5</meta:editing-cycles>
    <meta:editing-duration>PT42M20S</meta:editing-duration>
    <meta:generator>LibreOffice/5.1.6.2$Linux_X86_64 LibreOffice_project/10m0$Build-2</meta:generator>
    <meta:document-statistic meta:table-count="6" meta:cell-count="31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3.012cm" svg:height="7.625cm" xlink:href=".." xlink:type="simple" chart:class="chart:bar" chart:style-name="ch1">
        <chart:title svg:x="4.837cm" svg:y="0.605cm" chart:style-name="ch2">
          <text:p>round robin</text:p>
        </chart:title>
        <chart:legend svg:x="10.66cm" svg:y="3.041cm" style:legend-expansion="custom" chartooo:width="1.763cm" chartooo:height="3.492cm" style:legend-expansion-aspect-ratio="0.504868270332188" chart:style-name="ch3"/>
        <chart:plot-area chart:style-name="ch4" table:cell-range-address="'workload 1'.A2:'workload 1'.E7" chart:data-source-has-labels="both" svg:x="1.251cm" svg:y="1.477cm" svg:width="9.343cm" svg:height="5.501cm">
          <chartooo:coordinate-region svg:x="2.428cm" svg:y="1.65cm" svg:width="8.166cm" svg:height="4.884cm"/>
          <chart:axis chart:dimension="x" chart:name="primary-x" chart:style-name="ch5" chartooo:axis-type="auto">
            <chartooo:date-scale/>
            <chart:title svg:x="5.17cm" svg:y="7.069cm" chart:style-name="ch6">
              <text:p>processes</text:p>
            </chart:title>
            <chart:categories table:cell-range-address="'workload 1'.B2:'workload 1'.E2"/>
          </chart:axis>
          <chart:axis chart:dimension="y" chart:name="primary-y" chart:style-name="ch7">
            <chart:title svg:x="0.435cm" svg:y="4.635cm" chart:style-name="ch8">
              <text:p>ticiks</text:p>
            </chart:title>
            <chart:grid chart:style-name="ch9" chart:class="major"/>
          </chart:axis>
          <chart:series chart:style-name="ch10" chart:values-cell-range-address="'workload 1'.B3:'workload 1'.E3" chart:label-cell-address="'workload 1'.A3:'workload 1'.A3" chart:class="chart:bar">
            <chart:data-point chart:repeated="4"/>
          </chart:series>
          <chart:series chart:style-name="ch11" chart:values-cell-range-address="'workload 1'.B4:'workload 1'.E4" chart:label-cell-address="'workload 1'.A4:'workload 1'.A4" chart:class="chart:bar">
            <chart:data-point chart:repeated="4"/>
          </chart:series>
          <chart:series chart:style-name="ch12" chart:values-cell-range-address="'workload 1'.B5:'workload 1'.E5" chart:label-cell-address="'workload 1'.A5:'workload 1'.A5" chart:class="chart:bar">
            <chart:data-point chart:repeated="4"/>
          </chart:series>
          <chart:series chart:style-name="ch13" chart:values-cell-range-address="'workload 1'.B6:'workload 1'.E6" chart:label-cell-address="'workload 1'.A6:'workload 1'.A6" chart:class="chart:bar">
            <chart:data-point chart:repeated="4"/>
          </chart:series>
          <chart:series chart:style-name="ch14" chart:values-cell-range-address="'workload 1'.B7:'workload 1'.E7" chart:label-cell-address="'workload 1'.A7:'workload 1'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1'.B2:'workload 1'.E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1'.A3:'workload 1'.A3</svg:desc>
                </draw:g>
              </table:table-cell>
              <table:table-cell office:value-type="float" office:value="0">
                <text:p>0</text:p>
                <draw:g>
                  <svg:desc>'workload 1'.B3:'workload 1'.E3</svg:desc>
                </draw:g>
              </table:table-cell>
              <table:table-cell office:value-type="float" office:value="9692">
                <text:p>9692</text:p>
              </table:table-cell>
              <table:table-cell office:value-type="float" office:value="9707">
                <text:p>9707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string">
                <text:p>user</text:p>
                <draw:g>
                  <svg:desc>'workload 1'.A4:'workload 1'.A4</svg:desc>
                </draw:g>
              </table:table-cell>
              <table:table-cell office:value-type="float" office:value="0">
                <text:p>0</text:p>
                <draw:g>
                  <svg:desc>'workload 1'.B4:'workload 1'.E4</svg:desc>
                </draw:g>
              </table:table-cell>
              <table:table-cell office:value-type="float" office:value="3239">
                <text:p>3239</text:p>
              </table:table-cell>
              <table:table-cell office:value-type="float" office:value="3238">
                <text:p>3238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blocked</text:p>
                <draw:g>
                  <svg:desc>'workload 1'.A5:'workload 1'.A5</svg:desc>
                </draw:g>
              </table:table-cell>
              <table:table-cell office:value-type="float" office:value="0">
                <text:p>0</text:p>
                <draw:g>
                  <svg:desc>'workload 1'.B5:'workload 1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1'.A6:'workload 1'.A6</svg:desc>
                </draw:g>
              </table:table-cell>
              <table:table-cell office:value-type="float" office:value="0">
                <text:p>0</text:p>
                <draw:g>
                  <svg:desc>'workload 1'.B6:'workload 1'.E6</svg:desc>
                </draw:g>
              </table:table-cell>
              <table:table-cell office:value-type="float" office:value="6451">
                <text:p>6451</text:p>
              </table:table-cell>
              <table:table-cell office:value-type="float" office:value="6467">
                <text:p>6467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system</text:p>
                <draw:g>
                  <svg:desc>'workload 1'.A7:'workload 1'.A7</svg:desc>
                </draw:g>
              </table:table-cell>
              <table:table-cell office:value-type="float" office:value="0">
                <text:p>0</text:p>
                <draw:g>
                  <svg:desc>'workload 1'.B7:'workload 1'.E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4.227cm" svg:height="8.566cm" xlink:href="." xlink:type="simple" chart:class="chart:bar" chart:style-name="ch1">
        <chart:title svg:x="5.283cm" svg:y="0.683cm" chart:style-name="ch2">
          <text:p>round robin</text:p>
        </chart:title>
        <chart:legend svg:x="11.671cm" svg:y="3.416cm" style:legend-expansion="custom" chartooo:width="1.94cm" chartooo:height="3.923cm" style:legend-expansion-aspect-ratio="0.49451950038236" chart:style-name="ch3"/>
        <chart:plot-area chart:style-name="ch4" chart:data-source-has-labels="both" svg:x="1.386cm" svg:y="1.68cm" svg:width="10.192cm" svg:height="6.103cm">
          <chartooo:coordinate-region svg:x="2.378cm" svg:y="1.853cm" svg:width="9.2cm" svg:height="5.486cm"/>
          <chart:axis chart:dimension="x" chart:name="primary-x" chart:style-name="ch5" chartooo:axis-type="auto">
            <chartooo:date-scale/>
            <chart:title svg:x="5.73cm" svg:y="7.954cm" chart:style-name="ch6">
              <text:p>processes</text:p>
            </chart:title>
            <chart:categories table:cell-range-address="local-table.$B$1:.$E$1"/>
          </chart:axis>
          <chart:axis chart:dimension="y" chart:name="primary-y" chart:style-name="ch7">
            <chart:title svg:x="0.546cm" svg:y="5.139cm" chart:style-name="ch8">
              <text:p>ticiks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series chart:style-name="ch13" chart:values-cell-range-address="local-table.$B$5:.$E$5" chart:label-cell-address="local-table.$A$5" chart:class="chart:bar">
            <chart:data-point chart:repeated="4"/>
          </chart:series>
          <chart:series chart:style-name="ch14" chart:values-cell-range-address="local-table.$B$6:.$E$6" chart:label-cell-address="local-table.$A$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3025">
                <text:p>3025</text:p>
              </table:table-cell>
              <table:table-cell office:value-type="float" office:value="1008">
                <text:p>1008</text:p>
              </table:table-cell>
              <table:table-cell office:value-type="float" office:value="2015">
                <text:p>201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3021">
                <text:p>3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1">
                <text:p>1</text:p>
              </table:table-cell>
              <table:table-cell office:value-type="float" office:value="1007">
                <text:p>1007</text:p>
              </table:table-cell>
              <table:table-cell office:value-type="float" office:value="2014">
                <text:p>2014</text:p>
              </table:table-cell>
              <table:table-cell office:value-type="float" office:value="3022">
                <text:p>30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3.012cm" svg:height="7.627cm" xlink:href=".." xlink:type="simple" chart:class="chart:bar" chart:style-name="ch1">
        <chart:title svg:x="5.9cm" svg:y="0.606cm" chart:style-name="ch2">
          <text:p>fcfs</text:p>
        </chart:title>
        <chart:legend svg:x="10.66cm" svg:y="3.044cm" style:legend-expansion="custom" chartooo:width="1.763cm" chartooo:height="3.492cm" style:legend-expansion-aspect-ratio="0.504868270332188" chart:style-name="ch3"/>
        <chart:plot-area chart:style-name="ch4" table:cell-range-address="'workload 1'.A18:'workload 1'.E23" chart:data-source-has-labels="both" svg:x="1.285cm" svg:y="1.478cm" svg:width="9.315cm" svg:height="5.503cm">
          <chartooo:coordinate-region svg:x="2.462cm" svg:y="1.651cm" svg:width="8.138cm" svg:height="4.886cm"/>
          <chart:axis chart:dimension="x" chart:name="primary-x" chart:style-name="ch5" chartooo:axis-type="auto">
            <chartooo:date-scale/>
            <chart:title svg:x="5.19cm" svg:y="7.071cm" chart:style-name="ch6">
              <text:p>processes</text:p>
            </chart:title>
            <chart:categories table:cell-range-address="'workload 1'.B18:'workload 1'.E18"/>
          </chart:axis>
          <chart:axis chart:dimension="y" chart:name="primary-y" chart:style-name="ch7">
            <chart:title svg:x="0.469cm" svg:y="4.598cm" chart:style-name="ch8">
              <text:p>ticks</text:p>
            </chart:title>
            <chart:grid chart:style-name="ch9" chart:class="major"/>
          </chart:axis>
          <chart:series chart:style-name="ch10" chart:values-cell-range-address="'workload 1'.B19:'workload 1'.E19" chart:label-cell-address="'workload 1'.A19:'workload 1'.A19" chart:class="chart:bar">
            <chart:data-point chart:repeated="4"/>
          </chart:series>
          <chart:series chart:style-name="ch11" chart:values-cell-range-address="'workload 1'.B20:'workload 1'.E20" chart:label-cell-address="'workload 1'.A20:'workload 1'.A20" chart:class="chart:bar">
            <chart:data-point chart:repeated="4"/>
          </chart:series>
          <chart:series chart:style-name="ch12" chart:values-cell-range-address="'workload 1'.B21:'workload 1'.E21" chart:label-cell-address="'workload 1'.A21:'workload 1'.A21" chart:class="chart:bar">
            <chart:data-point chart:repeated="4"/>
          </chart:series>
          <chart:series chart:style-name="ch13" chart:values-cell-range-address="'workload 1'.B22:'workload 1'.E22" chart:label-cell-address="'workload 1'.A22:'workload 1'.A22" chart:class="chart:bar">
            <chart:data-point chart:repeated="4"/>
          </chart:series>
          <chart:series chart:style-name="ch14" chart:values-cell-range-address="'workload 1'.B23:'workload 1'.E23" chart:label-cell-address="'workload 1'.A23:'workload 1'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1'.B18:'workload 1'.E18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1'.A19:'workload 1'.A19</svg:desc>
                </draw:g>
              </table:table-cell>
              <table:table-cell office:value-type="float" office:value="0">
                <text:p>0</text:p>
                <draw:g>
                  <svg:desc>'workload 1'.B19:'workload 1'.E19</svg:desc>
                </draw:g>
              </table:table-cell>
              <table:table-cell office:value-type="float" office:value="3241">
                <text:p>3241</text:p>
              </table:table-cell>
              <table:table-cell office:value-type="float" office:value="6478">
                <text:p>6478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user</text:p>
                <draw:g>
                  <svg:desc>'workload 1'.A20:'workload 1'.A20</svg:desc>
                </draw:g>
              </table:table-cell>
              <table:table-cell office:value-type="float" office:value="0">
                <text:p>0</text:p>
                <draw:g>
                  <svg:desc>'workload 1'.B20:'workload 1'.E20</svg:desc>
                </draw:g>
              </table:table-cell>
              <table:table-cell office:value-type="float" office:value="3238">
                <text:p>3238</text:p>
              </table:table-cell>
              <table:table-cell office:value-type="float" office:value="3235">
                <text:p>3235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blocked</text:p>
                <draw:g>
                  <svg:desc>'workload 1'.A21:'workload 1'.A21</svg:desc>
                </draw:g>
              </table:table-cell>
              <table:table-cell office:value-type="float" office:value="0">
                <text:p>0</text:p>
                <draw:g>
                  <svg:desc>'workload 1'.B21:'workload 1'.E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1'.A22:'workload 1'.A22</svg:desc>
                </draw:g>
              </table:table-cell>
              <table:table-cell office:value-type="float" office:value="0">
                <text:p>0</text:p>
                <draw:g>
                  <svg:desc>'workload 1'.B22:'workload 1'.E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240">
                <text:p>3240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system</text:p>
                <draw:g>
                  <svg:desc>'workload 1'.A23:'workload 1'.A23</svg:desc>
                </draw:g>
              </table:table-cell>
              <table:table-cell office:value-type="float" office:value="0">
                <text:p>0</text:p>
                <draw:g>
                  <svg:desc>'workload 1'.B23:'workload 1'.E2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3.012cm" svg:height="7.625cm" xlink:href=".." xlink:type="simple" chart:class="chart:bar" chart:style-name="ch1">
        <chart:title svg:x="4.837cm" svg:y="0.605cm" chart:style-name="ch2">
          <text:p>round robin</text:p>
        </chart:title>
        <chart:legend svg:x="10.66cm" svg:y="3.041cm" style:legend-expansion="custom" chartooo:width="1.763cm" chartooo:height="3.492cm" style:legend-expansion-aspect-ratio="0.504868270332188" chart:style-name="ch3"/>
        <chart:plot-area chart:style-name="ch4" table:cell-range-address="'workload 2'.A2:'workload 2'.E7" chart:data-source-has-labels="both" svg:x="1.251cm" svg:y="1.477cm" svg:width="9.343cm" svg:height="5.501cm">
          <chartooo:coordinate-region svg:x="2.428cm" svg:y="1.65cm" svg:width="8.166cm" svg:height="4.884cm"/>
          <chart:axis chart:dimension="x" chart:name="primary-x" chart:style-name="ch5" chartooo:axis-type="auto">
            <chartooo:date-scale/>
            <chart:title svg:x="5.17cm" svg:y="7.069cm" chart:style-name="ch6">
              <text:p>processes</text:p>
            </chart:title>
            <chart:categories table:cell-range-address="'workload 2'.B2:'workload 2'.E2"/>
          </chart:axis>
          <chart:axis chart:dimension="y" chart:name="primary-y" chart:style-name="ch7">
            <chart:title svg:x="0.435cm" svg:y="4.635cm" chart:style-name="ch8">
              <text:p>ticiks</text:p>
            </chart:title>
            <chart:grid chart:style-name="ch9" chart:class="major"/>
          </chart:axis>
          <chart:series chart:style-name="ch10" chart:values-cell-range-address="'workload 2'.B3:'workload 2'.E3" chart:label-cell-address="'workload 2'.A3:'workload 2'.A3" chart:class="chart:bar">
            <chart:data-point chart:repeated="4"/>
          </chart:series>
          <chart:series chart:style-name="ch11" chart:values-cell-range-address="'workload 2'.B4:'workload 2'.E4" chart:label-cell-address="'workload 2'.A4:'workload 2'.A4" chart:class="chart:bar">
            <chart:data-point chart:repeated="4"/>
          </chart:series>
          <chart:series chart:style-name="ch12" chart:values-cell-range-address="'workload 2'.B5:'workload 2'.E5" chart:label-cell-address="'workload 2'.A5:'workload 2'.A5" chart:class="chart:bar">
            <chart:data-point chart:repeated="4"/>
          </chart:series>
          <chart:series chart:style-name="ch13" chart:values-cell-range-address="'workload 2'.B6:'workload 2'.E6" chart:label-cell-address="'workload 2'.A6:'workload 2'.A6" chart:class="chart:bar">
            <chart:data-point chart:repeated="4"/>
          </chart:series>
          <chart:series chart:style-name="ch14" chart:values-cell-range-address="'workload 2'.B7:'workload 2'.E7" chart:label-cell-address="'workload 2'.A7:'workload 2'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2'.B2:'workload 2'.E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2'.A3:'workload 2'.A3</svg:desc>
                </draw:g>
              </table:table-cell>
              <table:table-cell office:value-type="float" office:value="0">
                <text:p>0</text:p>
                <draw:g>
                  <svg:desc>'workload 2'.B3:'workload 2'.E3</svg:desc>
                </draw:g>
              </table:table-cell>
              <table:table-cell office:value-type="float" office:value="15252">
                <text:p>15252</text:p>
              </table:table-cell>
              <table:table-cell office:value-type="float" office:value="2274">
                <text:p>2274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user</text:p>
                <draw:g>
                  <svg:desc>'workload 2'.A4:'workload 2'.A4</svg:desc>
                </draw:g>
              </table:table-cell>
              <table:table-cell office:value-type="float" office:value="0">
                <text:p>0</text:p>
                <draw:g>
                  <svg:desc>'workload 2'.B4:'workload 2'.E4</svg:desc>
                </draw:g>
              </table:table-cell>
              <table:table-cell office:value-type="float" office:value="13711">
                <text:p>13711</text:p>
              </table:table-cell>
              <table:table-cell office:value-type="float" office:value="765">
                <text:p>76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blocked</text:p>
                <draw:g>
                  <svg:desc>'workload 2'.A5:'workload 2'.A5</svg:desc>
                </draw:g>
              </table:table-cell>
              <table:table-cell office:value-type="float" office:value="0">
                <text:p>0</text:p>
                <draw:g>
                  <svg:desc>'workload 2'.B5:'workload 2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2'.A6:'workload 2'.A6</svg:desc>
                </draw:g>
              </table:table-cell>
              <table:table-cell office:value-type="float" office:value="0">
                <text:p>0</text:p>
                <draw:g>
                  <svg:desc>'workload 2'.B6:'workload 2'.E6</svg:desc>
                </draw:g>
              </table:table-cell>
              <table:table-cell office:value-type="float" office:value="1530">
                <text:p>1530</text:p>
              </table:table-cell>
              <table:table-cell office:value-type="float" office:value="1509">
                <text:p>150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system</text:p>
                <draw:g>
                  <svg:desc>'workload 2'.A7:'workload 2'.A7</svg:desc>
                </draw:g>
              </table:table-cell>
              <table:table-cell office:value-type="float" office:value="0">
                <text:p>0</text:p>
                <draw:g>
                  <svg:desc>'workload 2'.B7:'workload 2'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3.012cm" svg:height="7.628cm" xlink:href=".." xlink:type="simple" chart:class="chart:bar" chart:style-name="ch1">
        <chart:title svg:x="5.9cm" svg:y="0.606cm" chart:style-name="ch2">
          <text:p>fcfs</text:p>
        </chart:title>
        <chart:legend svg:x="10.66cm" svg:y="3.044cm" style:legend-expansion="custom" chartooo:width="1.763cm" chartooo:height="3.492cm" style:legend-expansion-aspect-ratio="0.504868270332188" chart:style-name="ch3"/>
        <chart:plot-area chart:style-name="ch4" table:cell-range-address="'workload 2'.A18:'workload 2'.E23" chart:data-source-has-labels="both" svg:x="1.285cm" svg:y="1.478cm" svg:width="9.315cm" svg:height="5.503cm">
          <chartooo:coordinate-region svg:x="2.462cm" svg:y="1.651cm" svg:width="8.138cm" svg:height="4.886cm"/>
          <chart:axis chart:dimension="x" chart:name="primary-x" chart:style-name="ch5" chartooo:axis-type="auto">
            <chartooo:date-scale/>
            <chart:title svg:x="5.19cm" svg:y="7.072cm" chart:style-name="ch6">
              <text:p>processes</text:p>
            </chart:title>
            <chart:categories table:cell-range-address="'workload 2'.B18:'workload 2'.E18"/>
          </chart:axis>
          <chart:axis chart:dimension="y" chart:name="primary-y" chart:style-name="ch7">
            <chart:title svg:x="0.469cm" svg:y="4.598cm" chart:style-name="ch8">
              <text:p>ticks</text:p>
            </chart:title>
            <chart:grid chart:style-name="ch9" chart:class="major"/>
          </chart:axis>
          <chart:series chart:style-name="ch10" chart:values-cell-range-address="'workload 2'.B19:'workload 2'.E19" chart:label-cell-address="'workload 2'.A19:'workload 2'.A19" chart:class="chart:bar">
            <chart:data-point chart:repeated="4"/>
          </chart:series>
          <chart:series chart:style-name="ch11" chart:values-cell-range-address="'workload 2'.B20:'workload 2'.E20" chart:label-cell-address="'workload 2'.A20:'workload 2'.A20" chart:class="chart:bar">
            <chart:data-point chart:repeated="4"/>
          </chart:series>
          <chart:series chart:style-name="ch12" chart:values-cell-range-address="'workload 2'.B21:'workload 2'.E21" chart:label-cell-address="'workload 2'.A21:'workload 2'.A21" chart:class="chart:bar">
            <chart:data-point chart:repeated="4"/>
          </chart:series>
          <chart:series chart:style-name="ch13" chart:values-cell-range-address="'workload 2'.B22:'workload 2'.E22" chart:label-cell-address="'workload 2'.A22:'workload 2'.A22" chart:class="chart:bar">
            <chart:data-point chart:repeated="4"/>
          </chart:series>
          <chart:series chart:style-name="ch14" chart:values-cell-range-address="'workload 2'.B23:'workload 2'.E23" chart:label-cell-address="'workload 2'.A23:'workload 2'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2'.B18:'workload 2'.E18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2'.A19:'workload 2'.A19</svg:desc>
                </draw:g>
              </table:table-cell>
              <table:table-cell office:value-type="float" office:value="0">
                <text:p>0</text:p>
                <draw:g>
                  <svg:desc>'workload 2'.B19:'workload 2'.E19</svg:desc>
                </draw:g>
              </table:table-cell>
              <table:table-cell office:value-type="float" office:value="13722">
                <text:p>13722</text:p>
              </table:table-cell>
              <table:table-cell office:value-type="float" office:value="14485">
                <text:p>14485</text:p>
              </table:table-cell>
              <table:table-cell office:value-type="float" office:value="15247">
                <text:p>15247</text:p>
              </table:table-cell>
            </table:table-row>
            <table:table-row>
              <table:table-cell office:value-type="string">
                <text:p>user</text:p>
                <draw:g>
                  <svg:desc>'workload 2'.A20:'workload 2'.A20</svg:desc>
                </draw:g>
              </table:table-cell>
              <table:table-cell office:value-type="float" office:value="0">
                <text:p>0</text:p>
                <draw:g>
                  <svg:desc>'workload 2'.B20:'workload 2'.E20</svg:desc>
                </draw:g>
              </table:table-cell>
              <table:table-cell office:value-type="float" office:value="13713">
                <text:p>13713</text:p>
              </table:table-cell>
              <table:table-cell office:value-type="float" office:value="765">
                <text:p>76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blocked</text:p>
                <draw:g>
                  <svg:desc>'workload 2'.A21:'workload 2'.A21</svg:desc>
                </draw:g>
              </table:table-cell>
              <table:table-cell office:value-type="float" office:value="0">
                <text:p>0</text:p>
                <draw:g>
                  <svg:desc>'workload 2'.B21:'workload 2'.E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2'.A22:'workload 2'.A22</svg:desc>
                </draw:g>
              </table:table-cell>
              <table:table-cell office:value-type="float" office:value="0">
                <text:p>0</text:p>
                <draw:g>
                  <svg:desc>'workload 2'.B22:'workload 2'.E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3720">
                <text:p>13720</text:p>
              </table:table-cell>
              <table:table-cell office:value-type="float" office:value="14484">
                <text:p>14484</text:p>
              </table:table-cell>
            </table:table-row>
            <table:table-row>
              <table:table-cell office:value-type="string">
                <text:p>system</text:p>
                <draw:g>
                  <svg:desc>'workload 2'.A23:'workload 2'.A23</svg:desc>
                </draw:g>
              </table:table-cell>
              <table:table-cell office:value-type="float" office:value="0">
                <text:p>0</text:p>
                <draw:g>
                  <svg:desc>'workload 2'.B23:'workload 2'.E2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4.227cm" svg:height="7.625cm" xlink:href=".." xlink:type="simple" chart:class="chart:bar" chart:style-name="ch1">
        <chart:title svg:x="5.279cm" svg:y="0.605cm" chart:style-name="ch2">
          <text:p>round robin</text:p>
        </chart:title>
        <chart:legend svg:x="11.671cm" svg:y="3.041cm" style:legend-expansion="custom" chartooo:width="1.94cm" chartooo:height="3.492cm" style:legend-expansion-aspect-ratio="0.555555555555556" chart:style-name="ch3"/>
        <chart:plot-area chart:style-name="ch4" table:cell-range-address="'workload 3'.A2:'workload 3'.E7" chart:data-source-has-labels="both" svg:x="1.386cm" svg:y="1.477cm" svg:width="10.192cm" svg:height="5.501cm">
          <chartooo:coordinate-region svg:x="2.378cm" svg:y="1.65cm" svg:width="9.2cm" svg:height="4.884cm"/>
          <chart:axis chart:dimension="x" chart:name="primary-x" chart:style-name="ch5" chartooo:axis-type="auto">
            <chartooo:date-scale/>
            <chart:title svg:x="5.73cm" svg:y="7.069cm" chart:style-name="ch6">
              <text:p>processes</text:p>
            </chart:title>
            <chart:categories table:cell-range-address="'workload 3'.B2:'workload 3'.E2"/>
          </chart:axis>
          <chart:axis chart:dimension="y" chart:name="primary-y" chart:style-name="ch7">
            <chart:title svg:x="0.546cm" svg:y="4.635cm" chart:style-name="ch8">
              <text:p>ticiks</text:p>
            </chart:title>
            <chart:grid chart:style-name="ch9" chart:class="major"/>
          </chart:axis>
          <chart:series chart:style-name="ch10" chart:values-cell-range-address="'workload 3'.B3:'workload 3'.E3" chart:label-cell-address="'workload 3'.A3:'workload 3'.A3" chart:class="chart:bar">
            <chart:data-point chart:repeated="4"/>
          </chart:series>
          <chart:series chart:style-name="ch11" chart:values-cell-range-address="'workload 3'.B4:'workload 3'.E4" chart:label-cell-address="'workload 3'.A4:'workload 3'.A4" chart:class="chart:bar">
            <chart:data-point chart:repeated="4"/>
          </chart:series>
          <chart:series chart:style-name="ch12" chart:values-cell-range-address="'workload 3'.B5:'workload 3'.E5" chart:label-cell-address="'workload 3'.A5:'workload 3'.A5" chart:class="chart:bar">
            <chart:data-point chart:repeated="4"/>
          </chart:series>
          <chart:series chart:style-name="ch13" chart:values-cell-range-address="'workload 3'.B6:'workload 3'.E6" chart:label-cell-address="'workload 3'.A6:'workload 3'.A6" chart:class="chart:bar">
            <chart:data-point chart:repeated="4"/>
          </chart:series>
          <chart:series chart:style-name="ch14" chart:values-cell-range-address="'workload 3'.B7:'workload 3'.E7" chart:label-cell-address="'workload 3'.A7:'workload 3'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3'.B2:'workload 3'.E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3'.A3:'workload 3'.A3</svg:desc>
                </draw:g>
              </table:table-cell>
              <table:table-cell office:value-type="float" office:value="3025">
                <text:p>3025</text:p>
                <draw:g>
                  <svg:desc>'workload 3'.B3:'workload 3'.E3</svg:desc>
                </draw:g>
              </table:table-cell>
              <table:table-cell office:value-type="float" office:value="1008">
                <text:p>1008</text:p>
              </table:table-cell>
              <table:table-cell office:value-type="float" office:value="2015">
                <text:p>201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user</text:p>
                <draw:g>
                  <svg:desc>'workload 3'.A4:'workload 3'.A4</svg:desc>
                </draw:g>
              </table:table-cell>
              <table:table-cell office:value-type="float" office:value="3021">
                <text:p>3021</text:p>
                <draw:g>
                  <svg:desc>'workload 3'.B4:'workload 3'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  <draw:g>
                  <svg:desc>'workload 3'.A5:'workload 3'.A5</svg:desc>
                </draw:g>
              </table:table-cell>
              <table:table-cell office:value-type="float" office:value="0">
                <text:p>0</text:p>
                <draw:g>
                  <svg:desc>'workload 3'.B5:'workload 3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3'.A6:'workload 3'.A6</svg:desc>
                </draw:g>
              </table:table-cell>
              <table:table-cell office:value-type="float" office:value="3">
                <text:p>3</text:p>
                <draw:g>
                  <svg:desc>'workload 3'.B6:'workload 3'.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  <draw:g>
                  <svg:desc>'workload 3'.A7:'workload 3'.A7</svg:desc>
                </draw:g>
              </table:table-cell>
              <table:table-cell office:value-type="float" office:value="1">
                <text:p>1</text:p>
                <draw:g>
                  <svg:desc>'workload 3'.B7:'workload 3'.E7</svg:desc>
                </draw:g>
              </table:table-cell>
              <table:table-cell office:value-type="float" office:value="1007">
                <text:p>1007</text:p>
              </table:table-cell>
              <table:table-cell office:value-type="float" office:value="2014">
                <text:p>2014</text:p>
              </table:table-cell>
              <table:table-cell office:value-type="float" office:value="3022">
                <text:p>3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4.227cm" svg:height="7.626cm" xlink:href=".." xlink:type="simple" chart:class="chart:bar" chart:style-name="ch1">
        <chart:title svg:x="6.452cm" svg:y="0.606cm" chart:style-name="ch2">
          <text:p>fcfs</text:p>
        </chart:title>
        <chart:legend svg:x="11.671cm" svg:y="3.043cm" style:legend-expansion="custom" chartooo:width="1.94cm" chartooo:height="3.492cm" style:legend-expansion-aspect-ratio="0.555555555555556" chart:style-name="ch3"/>
        <chart:plot-area chart:style-name="ch4" table:cell-range-address="'workload 3'.A18:'workload 3'.E23" chart:data-source-has-labels="both" svg:x="1.386cm" svg:y="1.477cm" svg:width="10.192cm" svg:height="5.502cm">
          <chartooo:coordinate-region svg:x="2.378cm" svg:y="1.65cm" svg:width="9.2cm" svg:height="4.885cm"/>
          <chart:axis chart:dimension="x" chart:name="primary-x" chart:style-name="ch5" chartooo:axis-type="auto">
            <chartooo:date-scale/>
            <chart:title svg:x="5.73cm" svg:y="7.07cm" chart:style-name="ch6">
              <text:p>processes</text:p>
            </chart:title>
            <chart:categories table:cell-range-address="'workload 3'.B18:'workload 3'.E18"/>
          </chart:axis>
          <chart:axis chart:dimension="y" chart:name="primary-y" chart:style-name="ch7">
            <chart:title svg:x="0.546cm" svg:y="4.597cm" chart:style-name="ch8">
              <text:p>ticks</text:p>
            </chart:title>
            <chart:grid chart:style-name="ch9" chart:class="major"/>
          </chart:axis>
          <chart:series chart:style-name="ch10" chart:values-cell-range-address="'workload 3'.B19:'workload 3'.E19" chart:label-cell-address="'workload 3'.A19:'workload 3'.A19" chart:class="chart:bar">
            <chart:data-point chart:repeated="4"/>
          </chart:series>
          <chart:series chart:style-name="ch11" chart:values-cell-range-address="'workload 3'.B20:'workload 3'.E20" chart:label-cell-address="'workload 3'.A20:'workload 3'.A20" chart:class="chart:bar">
            <chart:data-point chart:repeated="4"/>
          </chart:series>
          <chart:series chart:style-name="ch12" chart:values-cell-range-address="'workload 3'.B21:'workload 3'.E21" chart:label-cell-address="'workload 3'.A21:'workload 3'.A21" chart:class="chart:bar">
            <chart:data-point chart:repeated="4"/>
          </chart:series>
          <chart:series chart:style-name="ch13" chart:values-cell-range-address="'workload 3'.B22:'workload 3'.E22" chart:label-cell-address="'workload 3'.A22:'workload 3'.A22" chart:class="chart:bar">
            <chart:data-point chart:repeated="4"/>
          </chart:series>
          <chart:series chart:style-name="ch14" chart:values-cell-range-address="'workload 3'.B23:'workload 3'.E23" chart:label-cell-address="'workload 3'.A23:'workload 3'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3'.B18:'workload 3'.E18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3'.A19:'workload 3'.A19</svg:desc>
                </draw:g>
              </table:table-cell>
              <table:table-cell office:value-type="float" office:value="3025">
                <text:p>3025</text:p>
                <draw:g>
                  <svg:desc>'workload 3'.B19:'workload 3'.E19</svg:desc>
                </draw:g>
              </table:table-cell>
              <table:table-cell office:value-type="float" office:value="1008">
                <text:p>1008</text:p>
              </table:table-cell>
              <table:table-cell office:value-type="float" office:value="2015">
                <text:p>201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user</text:p>
                <draw:g>
                  <svg:desc>'workload 3'.A20:'workload 3'.A20</svg:desc>
                </draw:g>
              </table:table-cell>
              <table:table-cell office:value-type="float" office:value="3020">
                <text:p>3020</text:p>
                <draw:g>
                  <svg:desc>'workload 3'.B20:'workload 3'.E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  <draw:g>
                  <svg:desc>'workload 3'.A21:'workload 3'.A21</svg:desc>
                </draw:g>
              </table:table-cell>
              <table:table-cell office:value-type="float" office:value="0">
                <text:p>0</text:p>
                <draw:g>
                  <svg:desc>'workload 3'.B21:'workload 3'.E21</svg:desc>
                </draw:g>
              </table:table-cell>
              <table:table-cell office:value-type="float" office:value="1007">
                <text:p>1007</text:p>
              </table:table-cell>
              <table:table-cell office:value-type="float" office:value="2014">
                <text:p>2014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ready</text:p>
                <draw:g>
                  <svg:desc>'workload 3'.A22:'workload 3'.A22</svg:desc>
                </draw:g>
              </table:table-cell>
              <table:table-cell office:value-type="float" office:value="3">
                <text:p>3</text:p>
                <draw:g>
                  <svg:desc>'workload 3'.B22:'workload 3'.E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  <draw:g>
                  <svg:desc>'workload 3'.A23:'workload 3'.A23</svg:desc>
                </draw:g>
              </table:table-cell>
              <table:table-cell office:value-type="float" office:value="2">
                <text:p>2</text:p>
                <draw:g>
                  <svg:desc>'workload 3'.B23:'workload 3'.E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4.227cm" svg:height="8.566cm" xlink:href="." xlink:type="simple" chart:class="chart:bar" chart:style-name="ch1">
        <chart:title svg:x="5.281cm" svg:y="0.681cm" chart:style-name="ch2">
          <text:p>round robin</text:p>
        </chart:title>
        <chart:legend svg:x="11.671cm" svg:y="3.416cm" style:legend-expansion="custom" chartooo:width="1.94cm" chartooo:height="3.923cm" style:legend-expansion-aspect-ratio="0.49451950038236" chart:style-name="ch3"/>
        <chart:plot-area chart:style-name="ch4" chart:data-source-has-labels="both" svg:x="1.386cm" svg:y="1.68cm" svg:width="10.192cm" svg:height="6.103cm">
          <chartooo:coordinate-region svg:x="2.378cm" svg:y="1.853cm" svg:width="9.2cm" svg:height="5.486cm"/>
          <chart:axis chart:dimension="x" chart:name="primary-x" chart:style-name="ch5" chartooo:axis-type="auto">
            <chartooo:date-scale/>
            <chart:title svg:x="5.73cm" svg:y="7.954cm" chart:style-name="ch6">
              <text:p>processes</text:p>
            </chart:title>
            <chart:categories table:cell-range-address="local-table.$B$1:.$E$1"/>
          </chart:axis>
          <chart:axis chart:dimension="y" chart:name="primary-y" chart:style-name="ch7">
            <chart:title svg:x="0.546cm" svg:y="5.139cm" chart:style-name="ch8">
              <text:p>ticiks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series chart:style-name="ch13" chart:values-cell-range-address="local-table.$B$5:.$E$5" chart:label-cell-address="local-table.$A$5" chart:class="chart:bar">
            <chart:data-point chart:repeated="4"/>
          </chart:series>
          <chart:series chart:style-name="ch14" chart:values-cell-range-address="local-table.$B$6:.$E$6" chart:label-cell-address="local-table.$A$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3025">
                <text:p>3025</text:p>
              </table:table-cell>
              <table:table-cell office:value-type="float" office:value="1008">
                <text:p>1008</text:p>
              </table:table-cell>
              <table:table-cell office:value-type="float" office:value="2015">
                <text:p>201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3021">
                <text:p>3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1">
                <text:p>1</text:p>
              </table:table-cell>
              <table:table-cell office:value-type="float" office:value="1007">
                <text:p>1007</text:p>
              </table:table-cell>
              <table:table-cell office:value-type="float" office:value="2014">
                <text:p>2014</text:p>
              </table:table-cell>
              <table:table-cell office:value-type="float" office:value="3022">
                <text:p>3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4.227cm" svg:height="8.643cm" xlink:href="." xlink:type="simple" chart:class="chart:bar" chart:style-name="ch1">
        <chart:title svg:x="6.454cm" svg:y="0.688cm" chart:style-name="ch2">
          <text:p>fcfs</text:p>
        </chart:title>
        <chart:legend svg:x="11.671cm" svg:y="3.448cm" style:legend-expansion="custom" chartooo:width="1.94cm" chartooo:height="3.958cm" style:legend-expansion-aspect-ratio="0.490146538655887" chart:style-name="ch3"/>
        <chart:plot-area chart:style-name="ch4" chart:data-source-has-labels="both" svg:x="1.386cm" svg:y="1.697cm" svg:width="10.192cm" svg:height="6.153cm">
          <chartooo:coordinate-region svg:x="2.378cm" svg:y="1.87cm" svg:width="9.2cm" svg:height="5.536cm"/>
          <chart:axis chart:dimension="x" chart:name="primary-x" chart:style-name="ch5" chartooo:axis-type="auto">
            <chartooo:date-scale/>
            <chart:title svg:x="5.73cm" svg:y="8.022cm" chart:style-name="ch6">
              <text:p>processes</text:p>
            </chart:title>
            <chart:categories table:cell-range-address="local-table.$B$1:.$E$1"/>
          </chart:axis>
          <chart:axis chart:dimension="y" chart:name="primary-y" chart:style-name="ch7">
            <chart:title svg:x="0.546cm" svg:y="5.142cm" chart:style-name="ch8">
              <text:p>ticks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series chart:style-name="ch13" chart:values-cell-range-address="local-table.$B$5:.$E$5" chart:label-cell-address="local-table.$A$5" chart:class="chart:bar">
            <chart:data-point chart:repeated="4"/>
          </chart:series>
          <chart:series chart:style-name="ch14" chart:values-cell-range-address="local-table.$B$6:.$E$6" chart:label-cell-address="local-table.$A$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3025">
                <text:p>3025</text:p>
              </table:table-cell>
              <table:table-cell office:value-type="float" office:value="1008">
                <text:p>1008</text:p>
              </table:table-cell>
              <table:table-cell office:value-type="float" office:value="2015">
                <text:p>201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3020">
                <text:p>30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</table:table-cell>
              <table:table-cell office:value-type="float" office:value="0">
                <text:p>0</text:p>
              </table:table-cell>
              <table:table-cell office:value-type="float" office:value="1007">
                <text:p>1007</text:p>
              </table:table-cell>
              <table:table-cell office:value-type="float" office:value="2014">
                <text:p>2014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svg:stroke-color="#3c3c3c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3c3c3c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3c3c3c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3c3c3c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svg:stroke-color="#3c3c3c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4.227cm" svg:height="8.643cm" xlink:href="." xlink:type="simple" chart:class="chart:bar" chart:style-name="ch1">
        <chart:title svg:x="6.456cm" svg:y="0.69cm" chart:style-name="ch2">
          <text:p>fcfs</text:p>
        </chart:title>
        <chart:legend svg:x="11.671cm" svg:y="3.448cm" style:legend-expansion="custom" chartooo:width="1.94cm" chartooo:height="3.958cm" style:legend-expansion-aspect-ratio="0.490146538655887" chart:style-name="ch3"/>
        <chart:plot-area chart:style-name="ch4" chart:data-source-has-labels="both" svg:x="1.386cm" svg:y="1.697cm" svg:width="10.192cm" svg:height="6.153cm">
          <chartooo:coordinate-region svg:x="2.378cm" svg:y="1.87cm" svg:width="9.2cm" svg:height="5.536cm"/>
          <chart:axis chart:dimension="x" chart:name="primary-x" chart:style-name="ch5" chartooo:axis-type="auto">
            <chartooo:date-scale/>
            <chart:title svg:x="5.73cm" svg:y="8.022cm" chart:style-name="ch6">
              <text:p>processes</text:p>
            </chart:title>
            <chart:categories table:cell-range-address="local-table.$B$1:.$E$1"/>
          </chart:axis>
          <chart:axis chart:dimension="y" chart:name="primary-y" chart:style-name="ch7">
            <chart:title svg:x="0.546cm" svg:y="5.142cm" chart:style-name="ch8">
              <text:p>ticks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series chart:style-name="ch13" chart:values-cell-range-address="local-table.$B$5:.$E$5" chart:label-cell-address="local-table.$A$5" chart:class="chart:bar">
            <chart:data-point chart:repeated="4"/>
          </chart:series>
          <chart:series chart:style-name="ch14" chart:values-cell-range-address="local-table.$B$6:.$E$6" chart:label-cell-address="local-table.$A$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3025">
                <text:p>3025</text:p>
              </table:table-cell>
              <table:table-cell office:value-type="float" office:value="1008">
                <text:p>1008</text:p>
              </table:table-cell>
              <table:table-cell office:value-type="float" office:value="2015">
                <text:p>201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3020">
                <text:p>30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</table:table-cell>
              <table:table-cell office:value-type="float" office:value="0">
                <text:p>0</text:p>
              </table:table-cell>
              <table:table-cell office:value-type="float" office:value="1007">
                <text:p>1007</text:p>
              </table:table-cell>
              <table:table-cell office:value-type="float" office:value="2014">
                <text:p>2014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